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36.75pt"/>
    </style:style>
    <style:style style:name="co3" style:family="table-column">
      <style:table-column-properties fo:break-before="auto" style:column-width="41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29pt"/>
    </style:style>
    <style:style style:name="ro4" style:family="table-row">
      <style:table-row-properties fo:break-before="auto" style:row-height="71pt"/>
    </style:style>
    <style:style style:name="ce21" style:family="table-cell">
      <style:table-cell-properties style:vertical-align="bottom" fo:wrap-option="wrap"/>
    </style:style>
  </office:automatic-styles>
  <office:body>
    <office:spreadsheet>
      <table:table table:name="Feuille1" table:style-name="ta0">
        <table:table-column table:style-name="co1" table:default-cell-style-name="Default" table:number-columns-repeated="7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 table:number-columns-repeated="11"/>
        <table:table-column table:style-name="co0" table:default-cell-style-name="Default" table:number-columns-repeated="1004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21" table:formula="of:=(110-12)+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string">
            <text:p>size</text:p>
          </table:table-cell>
          <table:table-cell table:style-name="ce21" office:value-type="float" office:value="99.0">
            <text:p>99</text:p>
          </table:table-cell>
          <table:table-cell table:style-name="ce21" table:formula="of:=10^4"/>
          <table:table-cell table:style-name="ce21" office:value-type="float" office:value="10001.0">
            <text:p>10001</text:p>
          </table:table-cell>
          <table:table-cell table:style-name="ce21" office:value-type="float" office:value="99.0">
            <text:p>99</text:p>
          </table:table-cell>
          <table:table-cell table:style-name="ce21" office:value-type="string">
            <text:p>t=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1" table:formula="of:=(([.C7]+1)*[.C7])/2"/>
          <table:table-cell table:style-name="ce21" office:value-type="float" office:value="100.0">
            <text:p>100</text:p>
          </table:table-cell>
          <table:table-cell table:style-name="ce21" table:formula="of:=([.E7]+[.$F$7])+1"/>
          <table:table-cell table:style-name="ce21" office:value-type="float" office:value="1.0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table:formula="of:=[.E9]-[.$E$7]"/>
          <table:table-cell table:style-name="ce21" table:formula="of:=([.E8]+[.$F$7])+1"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table:formula="of:=[.E10]-[.$E$7]"/>
          <table:table-cell table:style-name="ce21" table:formula="of:=([.E9]+[.$F$7])+1"/>
          <table:table-cell table:style-name="ce21" office:value-type="float" office:value="3.0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ce21" table:formula="of:=2^64"/>
          <table:table-cell/>
          <table:table-cell table:style-name="ce21" table:formula="of:=[.E11]-[.$E$7]"/>
          <table:table-cell table:style-name="ce21" table:formula="of:=([.E10]+[.$F$7])+1"/>
          <table:table-cell table:style-name="ce21" office:value-type="float" office:value="4.0">
            <text:p>4</text:p>
          </table:table-cell>
          <table:table-cell table:number-columns-repeated="1018"/>
        </table:table-row>
        <table:table-row table:style-name="ro2">
          <table:table-cell/>
          <table:table-cell table:style-name="ce21" table:formula="of:=10^13"/>
          <table:table-cell/>
          <table:table-cell table:style-name="ce21" table:formula="of:=[.E12]-[.$E$7]"/>
          <table:table-cell table:style-name="ce21" table:formula="of:=([.E11]+[.$F$7])+1"/>
          <table:table-cell table:style-name="ce21" office:value-type="float" office:value="5.0">
            <text:p>5</text:p>
          </table:table-cell>
          <table:table-cell table:number-columns-repeated="1018"/>
        </table:table-row>
        <table:table-row table:style-name="ro2">
          <table:table-cell/>
          <table:table-cell table:style-name="ce21" office:value-type="float" office:value="1.000000007E9">
            <text:p>1000000007</text:p>
          </table:table-cell>
          <table:table-cell/>
          <table:table-cell table:style-name="ce21" table:formula="of:=[.E13]-[.$E$7]"/>
          <table:table-cell table:style-name="ce21" table:formula="of:=([.E12]+[.$F$7])+1"/>
          <table:table-cell table:style-name="ce21" office:value-type="float" office:value="6.0">
            <text:p>6</text:p>
          </table:table-cell>
          <table:table-cell table:number-columns-repeated="1018"/>
        </table:table-row>
        <table:table-row table:style-name="ro2">
          <table:table-cell/>
          <table:table-cell table:style-name="ce21" table:formula="of:=2^32"/>
          <table:table-cell/>
          <table:table-cell table:style-name="ce21" table:formula="of:=[.E14]-[.$E$7]"/>
          <table:table-cell table:style-name="ce21" table:formula="of:=([.E13]+[.$F$7])+1"/>
          <table:table-cell table:style-name="ce21" office:value-type="float" office:value="7.0">
            <text:p>7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table:formula="of:=[.E15]-[.$E$7]"/>
          <table:table-cell table:style-name="ce21" table:formula="of:=([.E14]+[.$F$7])+1"/>
          <table:table-cell table:style-name="ce21" office:value-type="float" office:value="8.0">
            <text:p>8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table:formula="of:=[.E16]-[.$E$7]"/>
          <table:table-cell table:style-name="ce21" table:formula="of:=([.E15]+[.$F$7])+1"/>
          <table:table-cell table:style-name="ce21" office:value-type="float" office:value="9.0">
            <text:p>9</text:p>
          </table:table-cell>
          <table:table-cell table:number-columns-repeated="1018"/>
        </table:table-row>
        <table:table-row table:style-name="ro2">
          <table:table-cell/>
          <table:table-cell table:style-name="ce21" office:value-type="float" office:value="52021.0">
            <text:p>52021</text:p>
          </table:table-cell>
          <table:table-cell table:style-name="ce21" office:value-type="float" office:value="50005.0">
            <text:p>50005</text:p>
          </table:table-cell>
          <table:table-cell table:style-name="ce21" table:formula="of:=[.E17]-[.$E$7]"/>
          <table:table-cell table:style-name="ce21" table:formula="of:=([.E16]+[.$F$17])+1"/>
          <table:table-cell table:style-name="ce21" office:value-type="float" office:value="109.0">
            <text:p>10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17]+[.D17]"/>
          <table:table-cell table:style-name="ce21" table:formula="of:=[.E18]-[.$E$7]"/>
          <table:table-cell table:style-name="ce21" table:formula="of:=[.E17]+1010"/>
          <table:table-cell table:style-name="ce21" office:value-type="float" office:value="109.0">
            <text:p>10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18]+[.D16]"/>
          <table:table-cell table:style-name="ce21" table:formula="of:=[.E19]-[.$E$7]"/>
          <table:table-cell table:style-name="ce21" table:formula="of:=[.E18]+1010"/>
          <table:table-cell table:number-columns-repeated="1019"/>
        </table:table-row>
        <table:table-row table:style-name="ro2">
          <table:table-cell table:number-columns-repeated="2"/>
          <table:table-cell table:style-name="ce21" table:formula="of:=[.B17]-[.C19]"/>
          <table:table-cell/>
          <table:table-cell table:style-name="ce21" table:formula="of:=[.E19]+1010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[.E20]+1010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[.E21]+1010"/>
          <table:table-cell table:number-columns-repeated="1019"/>
        </table:table-row>
        <table:table-row table:style-name="ro2">
          <table:table-cell table:style-name="ce21" office:value-type="float" office:value="7.0">
            <text:p>7</text:p>
          </table:table-cell>
          <table:table-cell table:style-name="ce21" office:value-type="float" office:value="543.0">
            <text:p>543</text:p>
          </table:table-cell>
          <table:table-cell table:number-columns-repeated="2"/>
          <table:table-cell table:style-name="ce21" table:formula="of:=[.E22]+1010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[.E23]+1010"/>
          <table:table-cell table:number-columns-repeated="1019"/>
        </table:table-row>
        <table:table-row table:style-name="ro2">
          <table:table-cell table:style-name="ce21" office:value-type="string">
            <text:p>1 to 6</text:p>
          </table:table-cell>
          <table:table-cell table:style-name="ce21" office:value-type="string">
            <text:p>1 to 543</text:p>
          </table:table-cell>
          <table:table-cell table:number-columns-repeated="2"/>
          <table:table-cell table:style-name="ce21" table:formula="of:=[.E24]+1010"/>
          <table:table-cell table:number-columns-repeated="1019"/>
        </table:table-row>
        <table:table-row table:style-name="ro2">
          <table:table-cell table:number-columns-repeated="2" table:style-name="ce21" office:value-type="string">
            <text:p>even</text:p>
          </table:table-cell>
          <table:table-cell table:number-columns-repeated="2"/>
          <table:table-cell table:style-name="ce21" table:formula="of:=[.E25]+900"/>
          <table:table-cell table:number-columns-repeated="1019"/>
        </table:table-row>
        <table:table-row table:style-name="ro2">
          <table:table-cell table:number-columns-repeated="2" table:style-name="ce21" office:value-type="string">
            <text:p>o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1" office:value-type="string">
            <text:p>say 1 to 9 was even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1 to 14 was even</text:p>
          </table:table-cell>
          <table:table-cell table:style-name="ce21" office:value-type="string">
            <text:p>then either 7 to 9 is even and 7 to 14 is even or 7 to 9 is odd and 7 to 14 is odd</text:p>
          </table:table-cell>
          <table:table-cell table:number-columns-repeated="1022"/>
        </table:table-row>
        <table:table-row table:style-name="ro1" table:number-rows-repeated="70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  <table:table table:name="Feuille2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1" table:formula="of:=10^6"/>
          <table:table-cell table:style-name="ce21" table:formula="of:=[.B3]*5"/>
          <table:table-cell table:number-columns-repeated="1021"/>
        </table:table-row>
        <table:table-row table:style-name="ro2">
          <table:table-cell table:number-columns-repeated="2"/>
          <table:table-cell table:style-name="ce21" table:formula="of:=[.C3]+5"/>
          <table:table-cell table:number-columns-repeated="1021"/>
        </table:table-row>
        <table:table-row table:style-name="ro2">
          <table:table-cell table:number-columns-repeated="2"/>
          <table:table-cell table:style-name="ce21" table:formula="of:=[.C4]+[.$D$5]"/>
          <table:table-cell table:style-name="ce21" office:value-type="float" office:value="1000.0">
            <text:p>1000</text:p>
          </table:table-cell>
          <table:table-cell table:style-name="ce21" office:value-type="float" office:value="1.0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 table:formula="of:=[.C5]+[.$D$5]"/>
          <table:table-cell/>
          <table:table-cell table:style-name="ce21" table:formula="of:=[.E5]+1"/>
          <table:table-cell table:number-columns-repeated="1019"/>
        </table:table-row>
        <table:table-row table:style-name="ro2">
          <table:table-cell table:number-columns-repeated="2"/>
          <table:table-cell table:style-name="ce21" table:formula="of:=[.C6]+[.$D$5]"/>
          <table:table-cell/>
          <table:table-cell table:style-name="ce21" table:formula="of:=[.E6]+1"/>
          <table:table-cell table:number-columns-repeated="1019"/>
        </table:table-row>
        <table:table-row table:style-name="ro2">
          <table:table-cell table:number-columns-repeated="2"/>
          <table:table-cell table:style-name="ce21" table:formula="of:=[.C7]+[.$D$5]"/>
          <table:table-cell/>
          <table:table-cell table:style-name="ce21" table:formula="of:=[.E7]+1"/>
          <table:table-cell table:number-columns-repeated="1019"/>
        </table:table-row>
        <table:table-row table:style-name="ro2">
          <table:table-cell table:number-columns-repeated="2"/>
          <table:table-cell table:style-name="ce21" table:formula="of:=[.C8]+[.$D$5]"/>
          <table:table-cell/>
          <table:table-cell table:style-name="ce21" table:formula="of:=[.E8]+1"/>
          <table:table-cell table:number-columns-repeated="1019"/>
        </table:table-row>
        <table:table-row table:style-name="ro2">
          <table:table-cell table:number-columns-repeated="2"/>
          <table:table-cell table:style-name="ce21" table:formula="of:=[.C9]+[.$D$5]"/>
          <table:table-cell/>
          <table:table-cell table:style-name="ce21" table:formula="of:=[.E9]+1"/>
          <table:table-cell table:number-columns-repeated="1019"/>
        </table:table-row>
        <table:table-row table:style-name="ro2">
          <table:table-cell table:number-columns-repeated="2"/>
          <table:table-cell table:style-name="ce21" table:formula="of:=[.C10]+[.$D$5]"/>
          <table:table-cell/>
          <table:table-cell table:style-name="ce21" table:formula="of:=[.E10]+1"/>
          <table:table-cell table:number-columns-repeated="1019"/>
        </table:table-row>
        <table:table-row table:style-name="ro2">
          <table:table-cell table:number-columns-repeated="2"/>
          <table:table-cell table:style-name="ce21" table:formula="of:=[.C11]+[.$D$5]"/>
          <table:table-cell/>
          <table:table-cell table:style-name="ce21" table:formula="of:=[.E11]+1"/>
          <table:table-cell table:number-columns-repeated="1019"/>
        </table:table-row>
        <table:table-row table:style-name="ro2">
          <table:table-cell/>
          <table:table-cell table:style-name="ce21" table:formula="of:=[.C13]-[.C4]"/>
          <table:table-cell table:style-name="ce21" table:formula="of:=[.C12]+[.$D$5]"/>
          <table:table-cell/>
          <table:table-cell table:style-name="ce21" table:formula="of:=[.E12]+1"/>
          <table:table-cell table:number-columns-repeated="1019"/>
        </table:table-row>
        <table:table-row table:style-name="ro2">
          <table:table-cell table:style-name="ce21" office:value-type="string">
            <text:p>t=10</text:p>
          </table:table-cell>
          <table:table-cell table:style-name="ce21" table:formula="of:=[.C14]-[.C4]"/>
          <table:table-cell table:style-name="ce21" table:formula="of:=[.C13]+[.D14]"/>
          <table:table-cell table:style-name="ce21" office:value-type="float" office:value="1100.0">
            <text:p>1100</text:p>
          </table:table-cell>
          <table:table-cell table:style-name="ce21" table:formula="of:=[.E13]+1"/>
          <table:table-cell table:number-columns-repeated="1019"/>
        </table:table-row>
        <table:table-row table:style-name="ro2">
          <table:table-cell table:number-columns-repeated="2"/>
          <table:table-cell table:style-name="ce21" table:formula="of:=[.C14]+[.$B$14]"/>
          <table:table-cell/>
          <table:table-cell table:style-name="ce21" table:formula="of:=[.E14]+1"/>
          <table:table-cell table:style-name="ce21" office:value-type="float" office:value="20.0">
            <text:p>2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15]+[.$B$14]"/>
          <table:table-cell/>
          <table:table-cell table:style-name="ce21" table:formula="of:=[.E15]+1"/>
          <table:table-cell table:style-name="ce21" office:value-type="float" office:value="30.0">
            <text:p>3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16]+[.$B$14]"/>
          <table:table-cell/>
          <table:table-cell table:style-name="ce21" table:formula="of:=[.E16]+1"/>
          <table:table-cell table:style-name="ce21" office:value-type="float" office:value="40.0">
            <text:p>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17]+[.$B$14]"/>
          <table:table-cell/>
          <table:table-cell table:style-name="ce21" table:formula="of:=[.E17]+1"/>
          <table:table-cell table:style-name="ce21" office:value-type="float" office:value="50.0">
            <text:p>5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18]+[.$B$14]"/>
          <table:table-cell/>
          <table:table-cell table:style-name="ce21" table:formula="of:=[.E18]+1"/>
          <table:table-cell table:style-name="ce21" office:value-type="float" office:value="60.0">
            <text:p>6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19]+[.$B$14]"/>
          <table:table-cell/>
          <table:table-cell table:style-name="ce21" table:formula="of:=[.E19]+1"/>
          <table:table-cell table:style-name="ce21" office:value-type="float" office:value="70.0">
            <text:p>7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20]+[.$B$14]"/>
          <table:table-cell/>
          <table:table-cell table:style-name="ce21" table:formula="of:=[.E20]+1"/>
          <table:table-cell table:style-name="ce21" office:value-type="float" office:value="80.0">
            <text:p>80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t=90</text:p>
          </table:table-cell>
          <table:table-cell/>
          <table:table-cell table:style-name="ce21" table:formula="of:=[.C21]+[.$B$14]"/>
          <table:table-cell/>
          <table:table-cell table:style-name="ce21" table:formula="of:=[.E21]+1"/>
          <table:table-cell table:style-name="ce21" office:value-type="float" office:value="90.0">
            <text:p>90</text:p>
          </table:table-cell>
          <table:table-cell table:number-columns-repeated="1018"/>
        </table:table-row>
        <table:table-row table:style-name="ro2">
          <table:table-cell/>
          <table:table-cell table:style-name="ce21" table:formula="of:=[.C23]-[.C4]"/>
          <table:table-cell table:style-name="ce21" table:formula="of:=[.C22]+[.B13]"/>
          <table:table-cell/>
          <table:table-cell table:style-name="ce21" table:formula="of:=[.E22]+1"/>
          <table:table-cell table:style-name="ce21" office:value-type="float" office:value="99.0">
            <text:p>99</text:p>
          </table:table-cell>
          <table:table-cell table:number-columns-repeated="1018"/>
        </table:table-row>
        <table:table-row table:style-name="ro2">
          <table:table-cell/>
          <table:table-cell table:style-name="ce21" table:formula="of:=[.C24]-[.C4]"/>
          <table:table-cell table:style-name="ce21" table:formula="of:=[.C23]+[.D24]"/>
          <table:table-cell table:style-name="ce21" office:value-type="float" office:value="110.0">
            <text:p>110</text:p>
          </table:table-cell>
          <table:table-cell table:style-name="ce21" table:formula="of:=[.E23]+1"/>
          <table:table-cell table:style-name="ce21" office:value-type="float" office:value="100.0">
            <text:p>10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24]+[.$B$24]"/>
          <table:table-cell/>
          <table:table-cell table:style-name="ce21" table:formula="of:=[.E24]+1"/>
          <table:table-cell table:style-name="ce21" table:formula="of:=[.F24]+100"/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25]+[.$B$24]"/>
          <table:table-cell/>
          <table:table-cell table:style-name="ce21" table:formula="of:=[.E25]+1"/>
          <table:table-cell table:style-name="ce21" table:formula="of:=[.F25]+100"/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26]+[.$B$24]"/>
          <table:table-cell/>
          <table:table-cell table:style-name="ce21" table:formula="of:=[.E26]+1"/>
          <table:table-cell table:style-name="ce21" table:formula="of:=[.F26]+100"/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27]+[.$B$24]"/>
          <table:table-cell/>
          <table:table-cell table:style-name="ce21" table:formula="of:=[.E27]+1"/>
          <table:table-cell table:style-name="ce21" table:formula="of:=[.F27]+100"/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28]+[.$B$24]"/>
          <table:table-cell/>
          <table:table-cell table:style-name="ce21" table:formula="of:=[.E28]+1"/>
          <table:table-cell table:style-name="ce21" table:formula="of:=[.F28]+100"/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29]+[.$B$24]"/>
          <table:table-cell/>
          <table:table-cell table:style-name="ce21" table:formula="of:=[.E29]+1"/>
          <table:table-cell table:style-name="ce21" table:formula="of:=[.F29]+100"/>
          <table:table-cell table:number-columns-repeated="1018"/>
        </table:table-row>
        <table:table-row table:style-name="ro2">
          <table:table-cell/>
          <table:table-cell table:style-name="ce21" table:formula="of:=[.C31]-[.C4]"/>
          <table:table-cell table:style-name="ce21" table:formula="of:=[.C30]+[.$B$24]"/>
          <table:table-cell/>
          <table:table-cell table:style-name="ce21" table:formula="of:=[.E30]+1"/>
          <table:table-cell table:style-name="ce21" table:formula="of:=[.F30]+100"/>
          <table:table-cell table:number-columns-repeated="1018"/>
        </table:table-row>
        <table:table-row table:style-name="ro2">
          <table:table-cell table:number-columns-repeated="2"/>
          <table:table-cell table:style-name="ce21" table:formula="of:=[.C31]+[.$B$24]"/>
          <table:table-cell/>
          <table:table-cell table:style-name="ce21" table:formula="of:=[.E31]+1"/>
          <table:table-cell table:style-name="ce21" office:value-type="float" office:value="1000.0">
            <text:p>1000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21" table:formula="of:=[.E32]+1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[.E33]+1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[.E34]+1"/>
          <table:table-cell table:number-columns-repeated="1019"/>
        </table:table-row>
        <table:table-row table:style-name="ro1" table:number-rows-repeated="65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  <table:table table:name="Feuille3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1" table:number-rows-repeated="3">
          <table:table-cell table:number-columns-repeated="1024"/>
        </table:table-row>
        <table:table-row table:style-name="ro2">
          <table:table-cell table:style-name="ce21" office:value-type="float" office:value="11000.0">
            <text:p>11000</text:p>
          </table:table-cell>
          <table:table-cell table:style-name="ce21" office:value-type="float" office:value="1.0E7">
            <text:p>10000000</text:p>
          </table:table-cell>
          <table:table-cell table:style-name="ce21" table:formula="of:=([.B4]*1)+1"/>
          <table:table-cell table:number-columns-repeated="2"/>
          <table:table-cell table:style-name="ce21" table:formula="of:=100"/>
          <table:table-cell table:number-columns-repeated="1018"/>
        </table:table-row>
        <table:table-row table:style-name="ro2">
          <table:table-cell table:style-name="ce21" office:value-type="float" office:value="1100.0">
            <text:p>1100</text:p>
          </table:table-cell>
          <table:table-cell table:style-name="ce21" table:formula="of:=[.C5]-[.$C$4]"/>
          <table:table-cell table:style-name="ce21" table:formula="of:=[.C4]+[.$A$4]"/>
          <table:table-cell table:style-name="ce21" office:value-type="float" office:value="1.0">
            <text:p>1</text:p>
          </table:table-cell>
          <table:table-cell/>
          <table:table-cell table:style-name="ce21" table:formula="of:=101"/>
          <table:table-cell table:number-columns-repeated="1018"/>
        </table:table-row>
        <table:table-row table:style-name="ro2">
          <table:table-cell table:style-name="ce21" office:value-type="float" office:value="110.0">
            <text:p>110</text:p>
          </table:table-cell>
          <table:table-cell/>
          <table:table-cell table:style-name="ce21" table:formula="of:=[.C5]+[.$A$4]"/>
          <table:table-cell table:style-name="ce21" table:formula="of:=[.D5]+1"/>
          <table:table-cell/>
          <table:table-cell table:style-name="ce21" table:formula="of:=[.F5]+10"/>
          <table:table-cell table:style-name="ce21" office:value-type="float" office:value="1.0">
            <text:p>1</text:p>
          </table:table-cell>
          <table:table-cell table:number-columns-repeated="1017"/>
        </table:table-row>
        <table:table-row table:style-name="ro2">
          <table:table-cell table:style-name="ce21" office:value-type="float" office:value="11.0">
            <text:p>11</text:p>
          </table:table-cell>
          <table:table-cell/>
          <table:table-cell table:style-name="ce21" table:formula="of:=[.C6]+[.$A$4]"/>
          <table:table-cell table:style-name="ce21" table:formula="of:=[.D6]+1"/>
          <table:table-cell/>
          <table:table-cell table:style-name="ce21" table:formula="of:=[.F6]+10"/>
          <table:table-cell table:style-name="ce21" table:formula="of:=[.G6]+1"/>
          <table:table-cell table:number-columns-repeated="1017"/>
        </table:table-row>
        <table:table-row table:style-name="ro2">
          <table:table-cell table:number-columns-repeated="2"/>
          <table:table-cell table:style-name="ce21" table:formula="of:=[.C7]+[.$A$4]"/>
          <table:table-cell table:style-name="ce21" table:formula="of:=[.D7]+1"/>
          <table:table-cell/>
          <table:table-cell table:style-name="ce21" table:formula="of:=[.F7]+10"/>
          <table:table-cell table:style-name="ce21" table:formula="of:=[.G7]+1"/>
          <table:table-cell table:number-columns-repeated="1017"/>
        </table:table-row>
        <table:table-row table:style-name="ro2">
          <table:table-cell table:number-columns-repeated="2"/>
          <table:table-cell table:style-name="ce21" table:formula="of:=[.C8]+[.$A$4]"/>
          <table:table-cell table:style-name="ce21" table:formula="of:=[.D8]+1"/>
          <table:table-cell/>
          <table:table-cell table:style-name="ce21" table:formula="of:=[.F8]+10"/>
          <table:table-cell table:style-name="ce21" table:formula="of:=[.G8]+1"/>
          <table:table-cell table:number-columns-repeated="1017"/>
        </table:table-row>
        <table:table-row table:style-name="ro2">
          <table:table-cell table:number-columns-repeated="2"/>
          <table:table-cell table:style-name="ce21" table:formula="of:=[.C9]+[.$A$4]"/>
          <table:table-cell table:style-name="ce21" table:formula="of:=[.D9]+1"/>
          <table:table-cell/>
          <table:table-cell table:style-name="ce21" table:formula="of:=[.F9]+10"/>
          <table:table-cell table:style-name="ce21" table:formula="of:=[.G9]+1"/>
          <table:table-cell table:number-columns-repeated="1017"/>
        </table:table-row>
        <table:table-row table:style-name="ro2">
          <table:table-cell/>
          <table:table-cell table:style-name="ce21" table:formula="of:=[.C11]-[.$C$4]"/>
          <table:table-cell table:style-name="ce21" table:formula="of:=[.C10]+[.$A$4]"/>
          <table:table-cell table:style-name="ce21" table:formula="of:=[.D10]+1"/>
          <table:table-cell/>
          <table:table-cell table:style-name="ce21" table:formula="of:=[.F10]+10"/>
          <table:table-cell table:style-name="ce21" table:formula="of:=[.G10]+1"/>
          <table:table-cell table:number-columns-repeated="1017"/>
        </table:table-row>
        <table:table-row table:style-name="ro2">
          <table:table-cell/>
          <table:table-cell table:style-name="ce21" table:formula="of:=[.C12]-[.$C$4]"/>
          <table:table-cell table:style-name="ce21" table:formula="of:=[.C11]+[.$A$4]"/>
          <table:table-cell table:style-name="ce21" table:formula="of:=[.D11]+1"/>
          <table:table-cell/>
          <table:table-cell table:style-name="ce21" table:formula="of:=[.F11]+10"/>
          <table:table-cell table:style-name="ce21" table:formula="of:=[.G11]+1"/>
          <table:table-cell table:number-columns-repeated="1017"/>
        </table:table-row>
        <table:table-row table:style-name="ro2">
          <table:table-cell/>
          <table:table-cell table:style-name="ce21" table:formula="of:=[.C13]-[.$C$4]"/>
          <table:table-cell table:style-name="ce21" table:formula="of:=[.C12]+[.$A$4]"/>
          <table:table-cell table:style-name="ce21" table:formula="of:=[.D12]+1"/>
          <table:table-cell/>
          <table:table-cell table:style-name="ce21" table:formula="of:=[.F12]+10"/>
          <table:table-cell table:style-name="ce21" table:formula="of:=[.G12]+1"/>
          <table:table-cell table:number-columns-repeated="1017"/>
        </table:table-row>
        <table:table-row table:style-name="ro2">
          <table:table-cell/>
          <table:table-cell table:style-name="ce21" table:formula="of:=[.C14]-[.$C$4]"/>
          <table:table-cell table:style-name="ce21" table:formula="of:=[.C13]+[.$A$5]"/>
          <table:table-cell table:style-name="ce21" office:value-type="float" office:value="10.0">
            <text:p>10</text:p>
          </table:table-cell>
          <table:table-cell/>
          <table:table-cell table:style-name="ce21" table:formula="of:=191"/>
          <table:table-cell table:style-name="ce21" table:formula="of:=[.G13]+1"/>
          <table:table-cell table:number-columns-repeated="1017"/>
        </table:table-row>
        <table:table-row table:style-name="ro2">
          <table:table-cell/>
          <table:table-cell table:style-name="ce21" table:formula="of:=[.C15]-[.$C$4]"/>
          <table:table-cell table:style-name="ce21" table:formula="of:=[.C14]+[.$B$14]"/>
          <table:table-cell table:style-name="ce21" table:formula="of:=[.D14]+10"/>
          <table:table-cell/>
          <table:table-cell table:style-name="ce21" table:formula="of:=[.F14]+11"/>
          <table:table-cell table:style-name="ce21" table:formula="of:=[.G14]+1"/>
          <table:table-cell table:number-columns-repeated="1017"/>
        </table:table-row>
        <table:table-row table:style-name="ro2">
          <table:table-cell/>
          <table:table-cell table:style-name="ce21" table:formula="of:=[.C16]-[.$C$4]"/>
          <table:table-cell table:style-name="ce21" table:formula="of:=[.C15]+[.$B$14]"/>
          <table:table-cell table:style-name="ce21" table:formula="of:=[.D15]+10"/>
          <table:table-cell/>
          <table:table-cell table:style-name="ce21" table:formula="of:=[.F15]+101"/>
          <table:table-cell table:style-name="ce21" table:formula="of:=[.G15]+10"/>
          <table:table-cell table:number-columns-repeated="1017"/>
        </table:table-row>
        <table:table-row table:style-name="ro2">
          <table:table-cell/>
          <table:table-cell table:style-name="ce21" table:formula="of:=[.C17]-[.$C$4]"/>
          <table:table-cell table:style-name="ce21" table:formula="of:=[.C16]+[.$B$14]"/>
          <table:table-cell table:style-name="ce21" table:formula="of:=[.D16]+10"/>
          <table:table-cell/>
          <table:table-cell table:style-name="ce21" table:formula="of:=[.F16]+101"/>
          <table:table-cell table:style-name="ce21" table:formula="of:=[.G16]+10"/>
          <table:table-cell table:number-columns-repeated="1017"/>
        </table:table-row>
        <table:table-row table:style-name="ro2">
          <table:table-cell/>
          <table:table-cell table:style-name="ce21" table:formula="of:=[.C18]-[.$C$4]"/>
          <table:table-cell table:style-name="ce21" table:formula="of:=[.C17]+[.$B$14]"/>
          <table:table-cell table:style-name="ce21" table:formula="of:=[.D17]+10"/>
          <table:table-cell/>
          <table:table-cell table:style-name="ce21" table:formula="of:=[.F17]+101"/>
          <table:table-cell table:style-name="ce21" table:formula="of:=[.G17]+10"/>
          <table:table-cell table:number-columns-repeated="1017"/>
        </table:table-row>
        <table:table-row table:style-name="ro2">
          <table:table-cell/>
          <table:table-cell table:style-name="ce21" table:formula="of:=[.C19]-[.$C$4]"/>
          <table:table-cell table:style-name="ce21" table:formula="of:=[.C18]+[.$B$14]"/>
          <table:table-cell table:style-name="ce21" table:formula="of:=[.D18]+10"/>
          <table:table-cell/>
          <table:table-cell table:style-name="ce21" table:formula="of:=[.F18]+101"/>
          <table:table-cell table:style-name="ce21" table:formula="of:=[.G18]+10"/>
          <table:table-cell table:number-columns-repeated="1017"/>
        </table:table-row>
        <table:table-row table:style-name="ro2">
          <table:table-cell/>
          <table:table-cell table:style-name="ce21" table:formula="of:=[.C20]-[.$C$4]"/>
          <table:table-cell table:style-name="ce21" table:formula="of:=[.C19]+[.$B$14]"/>
          <table:table-cell table:style-name="ce21" table:formula="of:=[.D19]+10"/>
          <table:table-cell/>
          <table:table-cell table:style-name="ce21" table:formula="of:=[.F19]+101"/>
          <table:table-cell table:style-name="ce21" table:formula="of:=[.G19]+10"/>
          <table:table-cell table:number-columns-repeated="1017"/>
        </table:table-row>
        <table:table-row table:style-name="ro2">
          <table:table-cell/>
          <table:table-cell table:style-name="ce21" table:formula="of:=[.C21]-[.$C$4]"/>
          <table:table-cell table:style-name="ce21" table:formula="of:=[.C20]+[.$B$14]"/>
          <table:table-cell table:style-name="ce21" table:formula="of:=[.D20]+10"/>
          <table:table-cell/>
          <table:table-cell table:style-name="ce21" table:formula="of:=[.F20]+101"/>
          <table:table-cell table:style-name="ce21" table:formula="of:=[.G20]+10"/>
          <table:table-cell table:number-columns-repeated="1017"/>
        </table:table-row>
        <table:table-row table:style-name="ro2">
          <table:table-cell/>
          <table:table-cell table:style-name="ce21" table:formula="of:=[.C22]-[.$C$4]"/>
          <table:table-cell table:style-name="ce21" table:formula="of:=[.C21]+[.$B$14]"/>
          <table:table-cell table:style-name="ce21" table:formula="of:=[.D21]+10"/>
          <table:table-cell/>
          <table:table-cell table:style-name="ce21" table:formula="of:=[.F21]+101"/>
          <table:table-cell table:style-name="ce21" table:formula="of:=[.G21]+10"/>
          <table:table-cell table:number-columns-repeated="1017"/>
        </table:table-row>
        <table:table-row table:style-name="ro2">
          <table:table-cell/>
          <table:table-cell table:style-name="ce21" table:formula="of:=[.C23]-[.$C$4]"/>
          <table:table-cell table:style-name="ce21" table:formula="of:=[.C22]+[.$B$13]"/>
          <table:table-cell table:style-name="ce21" office:value-type="float" office:value="99.0">
            <text:p>99</text:p>
          </table:table-cell>
          <table:table-cell/>
          <table:table-cell table:style-name="ce21" table:formula="of:=[.F22]+90"/>
          <table:table-cell table:style-name="ce21" office:value-type="float" office:value="89.0">
            <text:p>89</text:p>
          </table:table-cell>
          <table:table-cell table:number-columns-repeated="1017"/>
        </table:table-row>
        <table:table-row table:style-name="ro2">
          <table:table-cell/>
          <table:table-cell table:style-name="ce21" table:formula="of:=[.C24]-[.$C$4]"/>
          <table:table-cell table:style-name="ce21" table:formula="of:=[.C23]+[.$A$6]"/>
          <table:table-cell table:style-name="ce21" office:value-type="float" office:value="100.0">
            <text:p>100</text:p>
          </table:table-cell>
          <table:table-cell table:number-columns-repeated="1020"/>
        </table:table-row>
        <table:table-row table:style-name="ro2">
          <table:table-cell/>
          <table:table-cell table:style-name="ce21" table:formula="of:=[.C25]-[.$C$4]"/>
          <table:table-cell table:style-name="ce21" table:formula="of:=[.C24]+[.$B$24]"/>
          <table:table-cell table:style-name="ce21" office:value-type="float" office:value="200.0">
            <text:p>200</text:p>
          </table:table-cell>
          <table:table-cell table:number-columns-repeated="1020"/>
        </table:table-row>
        <table:table-row table:style-name="ro2">
          <table:table-cell/>
          <table:table-cell table:style-name="ce21" table:formula="of:=[.C26]-[.$C$4]"/>
          <table:table-cell table:style-name="ce21" table:formula="of:=[.C25]+[.$B$24]"/>
          <table:table-cell table:style-name="ce21" office:value-type="float" office:value="300.0">
            <text:p>300</text:p>
          </table:table-cell>
          <table:table-cell table:number-columns-repeated="1020"/>
        </table:table-row>
        <table:table-row table:style-name="ro2">
          <table:table-cell/>
          <table:table-cell table:style-name="ce21" table:formula="of:=[.C27]-[.$C$4]"/>
          <table:table-cell table:style-name="ce21" table:formula="of:=[.C26]+[.$B$24]"/>
          <table:table-cell table:style-name="ce21" office:value-type="float" office:value="400.0">
            <text:p>400</text:p>
          </table:table-cell>
          <table:table-cell table:number-columns-repeated="1020"/>
        </table:table-row>
        <table:table-row table:style-name="ro2">
          <table:table-cell/>
          <table:table-cell table:style-name="ce21" table:formula="of:=[.C28]-[.$C$4]"/>
          <table:table-cell table:style-name="ce21" table:formula="of:=[.C27]+[.$B$24]"/>
          <table:table-cell table:style-name="ce21" office:value-type="float" office:value="500.0">
            <text:p>500</text:p>
          </table:table-cell>
          <table:table-cell table:number-columns-repeated="1020"/>
        </table:table-row>
        <table:table-row table:style-name="ro2">
          <table:table-cell/>
          <table:table-cell table:style-name="ce21" table:formula="of:=[.C29]-[.$C$4]"/>
          <table:table-cell table:style-name="ce21" table:formula="of:=[.C28]+[.$B$24]"/>
          <table:table-cell table:style-name="ce21" office:value-type="float" office:value="600.0">
            <text:p>600</text:p>
          </table:table-cell>
          <table:table-cell table:number-columns-repeated="1020"/>
        </table:table-row>
        <table:table-row table:style-name="ro2">
          <table:table-cell/>
          <table:table-cell table:style-name="ce21" table:formula="of:=[.C30]-[.$C$4]"/>
          <table:table-cell table:style-name="ce21" table:formula="of:=[.C29]+[.$B$24]"/>
          <table:table-cell table:style-name="ce21" office:value-type="float" office:value="700.0">
            <text:p>700</text:p>
          </table:table-cell>
          <table:table-cell table:number-columns-repeated="1020"/>
        </table:table-row>
        <table:table-row table:style-name="ro2">
          <table:table-cell/>
          <table:table-cell table:style-name="ce21" table:formula="of:=[.C31]-[.$C$4]"/>
          <table:table-cell table:style-name="ce21" table:formula="of:=[.C30]+[.$B$24]"/>
          <table:table-cell table:style-name="ce21" office:value-type="float" office:value="800.0">
            <text:p>800</text:p>
          </table:table-cell>
          <table:table-cell table:number-columns-repeated="1020"/>
        </table:table-row>
        <table:table-row table:style-name="ro2">
          <table:table-cell table:style-name="ce21" office:value-type="float" office:value="9.0">
            <text:p>9</text:p>
          </table:table-cell>
          <table:table-cell table:style-name="ce21" table:formula="of:=[.C32]-[.$C$4]"/>
          <table:table-cell table:style-name="ce21" table:formula="of:=[.C31]+[.$B$24]"/>
          <table:table-cell table:style-name="ce21" office:value-type="float" office:value="900.0">
            <text:p>900</text:p>
          </table:table-cell>
          <table:table-cell table:number-columns-repeated="1020"/>
        </table:table-row>
        <table:table-row table:style-name="ro2">
          <table:table-cell table:style-name="ce21" office:value-type="float" office:value="11.0">
            <text:p>11</text:p>
          </table:table-cell>
          <table:table-cell table:style-name="ce21" table:formula="of:=[.C33]-[.$C$4]"/>
          <table:table-cell table:style-name="ce21" table:formula="of:=[.C32]+[.$B$23]"/>
          <table:table-cell table:style-name="ce21" table:formula="of:=999"/>
          <table:table-cell table:number-columns-repeated="1020"/>
        </table:table-row>
        <table:table-row table:style-name="ro2">
          <table:table-cell/>
          <table:table-cell table:style-name="ce21" table:formula="of:=[.C34]-[.$C$4]"/>
          <table:table-cell table:style-name="ce21" table:formula="of:=[.C33]+[.$A$7]"/>
          <table:table-cell table:style-name="ce21" office:value-type="float" office:value="1000.0">
            <text:p>1000</text:p>
          </table:table-cell>
          <table:table-cell table:number-columns-repeated="1020"/>
        </table:table-row>
        <table:table-row table:style-name="ro2">
          <table:table-cell table:style-name="ce21" office:value-type="float" office:value="89.0">
            <text:p>89</text:p>
          </table:table-cell>
          <table:table-cell table:style-name="ce21" table:formula="of:=[.C35]-[.$C$4]"/>
          <table:table-cell table:style-name="ce21" table:formula="of:=[.C34]+[.$B$34]"/>
          <table:table-cell table:style-name="ce21" table:formula="of:=[.D34]+1000"/>
          <table:table-cell table:number-columns-repeated="1020"/>
        </table:table-row>
        <table:table-row table:style-name="ro2">
          <table:table-cell table:style-name="ce21" office:value-type="float" office:value="91.0">
            <text:p>91</text:p>
          </table:table-cell>
          <table:table-cell table:style-name="ce21" table:formula="of:=[.C36]-[.$C$4]"/>
          <table:table-cell table:style-name="ce21" table:formula="of:=[.C35]+[.$B$34]"/>
          <table:table-cell table:style-name="ce21" table:formula="of:=[.D35]+1000"/>
          <table:table-cell table:number-columns-repeated="1020"/>
        </table:table-row>
        <table:table-row table:style-name="ro2">
          <table:table-cell/>
          <table:table-cell table:style-name="ce21" table:formula="of:=[.C37]-[.$C$4]"/>
          <table:table-cell table:style-name="ce21" table:formula="of:=[.C36]+[.$B$34]"/>
          <table:table-cell table:style-name="ce21" table:formula="of:=[.D36]+1000"/>
          <table:table-cell table:number-columns-repeated="1020"/>
        </table:table-row>
        <table:table-row table:style-name="ro2">
          <table:table-cell table:style-name="ce21" office:value-type="float" office:value="3993.0">
            <text:p>3993</text:p>
          </table:table-cell>
          <table:table-cell table:style-name="ce21" table:formula="of:=[.C38]-[.$C$4]"/>
          <table:table-cell table:style-name="ce21" table:formula="of:=[.C37]+[.$B$34]"/>
          <table:table-cell table:style-name="ce21" table:formula="of:=[.D37]+1000"/>
          <table:table-cell table:number-columns-repeated="1020"/>
        </table:table-row>
        <table:table-row table:style-name="ro2">
          <table:table-cell table:style-name="ce21" office:value-type="float" office:value="4004.0">
            <text:p>4004</text:p>
          </table:table-cell>
          <table:table-cell table:style-name="ce21" table:formula="of:=[.C39]-[.$C$4]"/>
          <table:table-cell table:style-name="ce21" table:formula="of:=[.C38]+[.$B$34]"/>
          <table:table-cell table:style-name="ce21" table:formula="of:=[.D38]+1000"/>
          <table:table-cell table:number-columns-repeated="1020"/>
        </table:table-row>
        <table:table-row table:style-name="ro2">
          <table:table-cell/>
          <table:table-cell table:style-name="ce21" table:formula="of:=[.C40]-[.$C$4]"/>
          <table:table-cell table:style-name="ce21" table:formula="of:=[.C39]+[.$B$34]"/>
          <table:table-cell table:style-name="ce21" table:formula="of:=[.D39]+1000"/>
          <table:table-cell table:number-columns-repeated="1020"/>
        </table:table-row>
        <table:table-row table:style-name="ro2">
          <table:table-cell/>
          <table:table-cell table:style-name="ce21" table:formula="of:=[.C41]-[.$C$4]"/>
          <table:table-cell table:style-name="ce21" table:formula="of:=[.C40]+[.$B$34]"/>
          <table:table-cell table:style-name="ce21" table:formula="of:=[.D40]+1000"/>
          <table:table-cell table:number-columns-repeated="1020"/>
        </table:table-row>
        <table:table-row table:style-name="ro2">
          <table:table-cell/>
          <table:table-cell table:style-name="ce21" table:formula="of:=[.C42]-[.$C$4]"/>
          <table:table-cell table:style-name="ce21" table:formula="of:=[.C41]+[.B33]"/>
          <table:table-cell table:style-name="ce21" table:formula="of:=8999"/>
          <table:table-cell table:number-columns-repeated="1020"/>
        </table:table-row>
        <table:table-row table:style-name="ro1" table:number-rows-repeated="58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